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21-02-02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20-02-19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8-12-06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8-01-1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7-07-2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6-08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1-08-2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1-07-1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1-05-23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1-04-0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1-01-3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1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1-01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11-0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10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10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08-2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07-1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06-0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04-1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03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10-01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11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10-0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08-0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07-1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06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05-14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04-0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02-2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9-01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11-0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10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08-2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07-0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06-0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05-06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03-17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02-1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8-01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12-0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11-0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10-01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9-1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8-0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7-06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6-0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5-07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4-09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3-06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2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7-01-10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12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11-0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10-04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09-14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08-07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05-0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04-1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03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02-09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6-01-11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12-08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11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10-06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09-1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08-1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06-0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05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04-1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03-17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5-02-1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12-0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11-0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10-05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9-0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7-23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6-2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5-2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4-2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3-30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2-25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4-01-30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12-16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11-20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10-30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9-2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8-22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7-2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6-18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5-2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4-18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3-12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2-11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1-17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3-01-1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12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12-09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11-0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10-02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9-2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8-26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7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6-24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5-2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4-26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3-26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2-2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2-01-2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12-07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11-21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10-01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07-2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06-27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05-3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04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03-27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02-2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1-01-2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12-1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11-1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10-2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9-0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8-1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7-20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6-0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5-0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3-14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2-10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2000-01-11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11-29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11-0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10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08-2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07-08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05-0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04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02-2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4-2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7-2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6-20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5-16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4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3-2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3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3-0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2-2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5-01-23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12-2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11-14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10-20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9-1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8-1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7-2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6-2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5-2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4-18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3-2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2-17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4-01-2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12-30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10-3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9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7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6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8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7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6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70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7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6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620104255001</text:p>
          </table:table-cell>
          <table:table-cell office:value-type="string" calcext:value-type="string">
            <text:p>196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1" meta:object-count="0"/>
    <meta:user-defined meta:name="AppVersion">3.0</meta:user-defined>
  </office:meta>
</office:document-meta>
</file>